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 fo:font-size="15pt" style:text-underline-style="solid" style:text-underline-width="auto" style:text-underline-color="font-color" fo:font-weight="bold" officeooo:rsid="0013b088" officeooo:paragraph-rsid="0013b088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officeooo:rsid="0013b088" officeooo:paragraph-rsid="0013b088" style:font-size-asian="15pt" style:font-size-complex="15pt"/>
    </style:style>
    <style:style style:name="P3" style:family="paragraph" style:parent-style-name="Standard">
      <style:text-properties fo:font-size="15pt" fo:font-weight="bold" officeooo:rsid="0013b088" officeooo:paragraph-rsid="0013b088" style:font-size-asian="15pt" style:font-weight-asian="bold" style:font-size-complex="15pt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officeooo:rsid="0013b088" officeooo:paragraph-rsid="0013b088"/>
    </style:style>
    <style:style style:name="P5" style:family="paragraph" style:parent-style-name="Standard">
      <style:text-properties fo:color="#2a6099" style:text-underline-style="none" officeooo:rsid="0013b088" officeooo:paragraph-rsid="0013b088"/>
    </style:style>
    <style:style style:name="P6" style:family="paragraph" style:parent-style-name="Standard">
      <style:text-properties fo:color="#2a6099" style:text-underline-style="none" officeooo:rsid="00154e54" officeooo:paragraph-rsid="00154e54"/>
    </style:style>
    <style:style style:name="P7" style:family="paragraph" style:parent-style-name="Standard">
      <style:text-properties style:use-window-font-color="true" fo:font-size="15pt" style:text-underline-style="none" fo:font-weight="bold" officeooo:rsid="00173d3b" officeooo:paragraph-rsid="00173d3b" style:font-size-asian="15pt" style:font-weight-asian="bold" style:font-size-complex="15pt" style:font-weight-complex="bold"/>
    </style:style>
    <style:style style:name="P8" style:family="paragraph" style:parent-style-name="Standard">
      <style:text-properties style:use-window-font-color="true" fo:font-size="15pt" style:text-underline-style="none" fo:font-weight="bold" officeooo:rsid="00198f7b" officeooo:paragraph-rsid="00198f7b" style:font-size-asian="15pt" style:font-weight-asian="bold" style:font-size-complex="15pt" style:font-weight-complex="bold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paragraph-rsid="00154e54"/>
    </style:style>
    <style:style style:name="P11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</style:style>
    <style:style style:name="P1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154e54"/>
    </style:style>
    <style:style style:name="P1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173d3b"/>
    </style:style>
    <style:style style:name="P1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use-window-font-color="true" fo:font-size="12pt" style:text-underline-style="none" fo:font-weight="normal" officeooo:rsid="00173d3b" officeooo:paragraph-rsid="00173d3b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use-window-font-color="true" fo:font-size="12pt" style:text-underline-style="none" fo:font-weight="normal" officeooo:rsid="00173d3b" officeooo:paragraph-rsid="00173d3b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4e54" style:font-weight-asian="bold" style:font-weight-complex="bold"/>
    </style:style>
    <style:style style:name="T3" style:family="text">
      <style:text-properties fo:font-weight="bold" officeooo:rsid="00173d3b" style:font-weight-asian="bold" style:font-weight-complex="bold"/>
    </style:style>
    <style:style style:name="T4" style:family="text">
      <style:text-properties style:use-window-font-color="true" style:text-underline-style="none" officeooo:rsid="00154e54"/>
    </style:style>
    <style:style style:name="T5" style:family="text">
      <style:text-properties style:use-window-font-color="true" style:text-underline-style="none" fo:font-weight="bold" officeooo:rsid="00154e54" style:font-weight-asian="bold" style:font-weight-complex="bold"/>
    </style:style>
    <style:style style:name="T6" style:family="text">
      <style:text-properties officeooo:rsid="0019d58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pitre 6</text:p>
      <text:p text:style-name="P2"/>
      <text:p text:style-name="P3">6.4.1.3</text:p>
      <text:p text:style-name="P2"/>
      <text:p text:style-name="P4">Etape 2 :</text:p>
      <text:p text:style-name="P4"/>
      <text:p text:style-name="P5">c. le nom du routeur est Router.</text:p>
      <text:p text:style-name="P5"/>
      <text:p text:style-name="P6">d. Il a 4 interfaces FastEthernet.</text:p>
      <text:p text:style-name="P6"/>
      <text:p text:style-name="P6">e. Il a 2 interfaces GigaBitEthernet.</text:p>
      <text:p text:style-name="P6"/>
      <text:p text:style-name="P12"><text:span text:style-name="T4">Router#</text:span><text:span text:style-name="T5">en</text:span></text:p>
      <text:p text:style-name="P12">Router#<text:span text:style-name="T1">conf t</text:span></text:p>
      <text:p text:style-name="P11">Enter configuration commands, one per line. End with CNTL/Z.</text:p>
      <text:p text:style-name="P11">Router(config)#<text:span text:style-name="T1">hostname R1</text:span></text:p>
      <text:p text:style-name="P11">R1(config)#<text:span text:style-name="T1">enable secret letmein</text:span></text:p>
      <text:p text:style-name="P11">R1(config)#<text:span text:style-name="T1">exit</text:span></text:p>
      <text:p text:style-name="P11">R1#</text:p>
      <text:p text:style-name="P11">%SYS-5-CONFIG_I: Configured from console by console</text:p>
      <text:p text:style-name="P11">R1#<text:span text:style-name="T1">exit</text:span></text:p>
      <text:p text:style-name="P9"/>
      <text:p text:style-name="P9">R1&gt;<text:span text:style-name="T1">e</text:span><text:span text:style-name="T2">n</text:span></text:p>
      <text:p text:style-name="P9">Password: <text:span text:style-name="T2">letmein</text:span> </text:p>
      <text:p text:style-name="P9">R1#<text:span text:style-name="T1">conf t</text:span></text:p>
      <text:p text:style-name="P9">Enter configuration commands, one per line. End with CNTL/Z.</text:p>
      <text:p text:style-name="P9">R1(config)#<text:span text:style-name="T1">line console 0</text:span></text:p>
      <text:p text:style-name="P9">R1(config-line)#<text:span text:style-name="T1">password cisco</text:span></text:p>
      <text:p text:style-name="P9">R1(config-line)#<text:span text:style-name="T1">login</text:span></text:p>
      <text:p text:style-name="P9">R1(config-line)#<text:span text:style-name="T1">line vty 0 4</text:span></text:p>
      <text:p text:style-name="P9">R1(config-line)#<text:span text:style-name="T1">password itsasecret</text:span></text:p>
      <text:p text:style-name="P9">R1(config-line)#<text:span text:style-name="T1">login</text:span></text:p>
      <text:p text:style-name="P9">R1(config-line)#<text:span text:style-name="T1">exit</text:span></text:p>
      <text:p text:style-name="P9">R1(config)#service password-encryption</text:p>
      <text:p text:style-name="P9">R1(config)#<text:span text:style-name="T1">banner motd #attention personnes autorisees seulement#</text:span></text:p>
      <text:p text:style-name="P9">R1(config)#<text:span text:style-name="T1">exit</text:span></text:p>
      <text:p text:style-name="P9">R1#</text:p>
      <text:p text:style-name="P9">%SYS-5-CONFIG_I: Configured from console by console</text:p>
      <text:p text:style-name="P9">R1#<text:span text:style-name="T1">exit</text:span></text:p>
      <text:p text:style-name="P9"/>
      <text:p text:style-name="P9">attention personnes autorisees seulement</text:p>
      <text:p text:style-name="P9">User Access Verification</text:p>
      <text:p text:style-name="P9">Password: <text:s/><text:span text:style-name="T2">cisco</text:span></text:p>
      <text:p text:style-name="P9">R1&gt;<text:span text:style-name="T1">en</text:span></text:p>
      <text:p text:style-name="P10">Password: <text:span text:style-name="T2">letmein</text:span></text:p>
      <text:p text:style-name="P10">R1#</text:p>
      <text:p text:style-name="P9"/>
      <text:p text:style-name="P7"><text:soft-page-break/>6.4.3.3</text:p>
      <text:p text:style-name="P7"/>
      <text:p text:style-name="P14">R1#<text:span text:style-name="T1">conf t</text:span></text:p>
      <text:p text:style-name="P11">Enter configuration commands, one per line. End with CNTL/Z.</text:p>
      <text:p text:style-name="P11">R1(config)#<text:span text:style-name="T1">interface GigabitEthernet 0/0</text:span></text:p>
      <text:p text:style-name="P11">R1(config-if)#<text:span text:style-name="T1">ip ad</text:span><text:span text:style-name="T3">d</text:span><text:span text:style-name="T1">ress 192.168.10.1 255.255.255.0</text:span></text:p>
      <text:p text:style-name="P13">R1(config-if)#<text:span text:style-name="T1">no shutdown</text:span></text:p>
      <text:p text:style-name="P13">R1(config-if)#<text:span text:style-name="T1">description LAN connection to S</text:span>1</text:p>
      <text:p text:style-name="P11">R1(config-if)#<text:span text:style-name="T1">exit</text:span></text:p>
      <text:p text:style-name="P11">R1(config)#<text:span text:style-name="T1">interface gigabitEthernet 0/1</text:span></text:p>
      <text:p text:style-name="P11">R1(config-if)#<text:span text:style-name="T1">ip address 192.168.11.1 255.255.255.0</text:span></text:p>
      <text:p text:style-name="P11">R1(config-if)#<text:span text:style-name="T1">no shutdown</text:span></text:p>
      <text:p text:style-name="P11">R1(config-if)#<text:span text:style-name="T1">description LAN connection to S2</text:span></text:p>
      <text:p text:style-name="P11">R1(config-if)#<text:span text:style-name="T1">exit</text:span></text:p>
      <text:p text:style-name="P14"/>
      <text:p text:style-name="P14">User Access Verification</text:p>
      <text:p text:style-name="P11">Password: <text:span text:style-name="T3">cisco</text:span></text:p>
      <text:p text:style-name="P11">R2&gt;<text:span text:style-name="T1">en</text:span></text:p>
      <text:p text:style-name="P11">Password: <text:span text:style-name="T3">class</text:span></text:p>
      <text:p text:style-name="P11">R2#<text:span text:style-name="T1">conf t</text:span></text:p>
      <text:p text:style-name="P11">Enter configuration commands, one per line. End with CNTL/Z.</text:p>
      <text:p text:style-name="P11">R2(config)#<text:span text:style-name="T1">interface gigabit</text:span></text:p>
      <text:p text:style-name="P11">R2(config)#<text:span text:style-name="T1">interface gigabitEthernet 0/0</text:span></text:p>
      <text:p text:style-name="P14">R2(config-if)#<text:span text:style-name="T1">ip address 10.1.1.1 255.255.255.0</text:span></text:p>
      <text:p text:style-name="P11">R2(config-if)#<text:span text:style-name="T1">no shutdown</text:span></text:p>
      <text:p text:style-name="P11">R2(config-if)#<text:span text:style-name="T1">description LAN connection to S3</text:span></text:p>
      <text:p text:style-name="P11">R2(config-if)#<text:span text:style-name="T1">exit</text:span></text:p>
      <text:p text:style-name="P11">R2(conf<text:span text:style-name="T6">no</text:span>ig)#<text:span text:style-name="T1">interface giga</text:span></text:p>
      <text:p text:style-name="P11">R2(config)#<text:span text:style-name="T1">interface gigabitEthernet 0/1</text:span></text:p>
      <text:p text:style-name="P11">R2(config-if)#<text:span text:style-name="T1">ip address 10.1.2.1 255.255.255.0</text:span></text:p>
      <text:p text:style-name="P11">R2(config-if)#<text:span text:style-name="T1">no shutdown</text:span></text:p>
      <text:p text:style-name="P13">R2(config-if)#<text:span text:style-name="T1">description LAN connection to S</text:span><text:span text:style-name="T3">4</text:span></text:p>
      <text:p text:style-name="Text_20_body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6.5.1.3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8T09:08:06.769966474</meta:creation-date>
    <dc:date>2019-11-08T11:57:48.776854726</dc:date>
    <meta:editing-duration>PT5M16S</meta:editing-duration>
    <meta:editing-cycles>1</meta:editing-cycles>
    <meta:generator>LibreOffice/6.2.6.2$Linux_X86_64 LibreOffice_project/20$Build-2</meta:generator>
    <meta:document-statistic meta:table-count="0" meta:image-count="0" meta:object-count="0" meta:page-count="3" meta:paragraph-count="69" meta:word-count="204" meta:character-count="1861" meta:non-whitespace-character-count="1724"/>
  </office:meta>
</office:document-meta>
</file>